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3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italic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cccccc"/>
    </style:style>
  </office:automatic-styles>
  <office:body>
    <office:spreadsheet>
      <table:table table:name="Blad1" table:style-name="ta1">
        <table:table-column table:style-name="co1" table:default-cell-style-name="ce1"/>
        <table:table-column table:style-name="co2" table:default-cell-style-name="ce6"/>
        <table:table-column table:style-name="co1" table:default-cell-style-name="ce7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asta Hansteen</text:p>
          </table:table-cell>
          <table:table-cell office:value-type="string" calcext:value-type="string">
            <text:p>ENU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quinor" xlink:type="simple">Equinor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Ål_Heliport,_Medical_Center" xlink:type="simple">Ål Heliport, Medical Center</text:a></text:p>
          </table:table-cell>
          <table:table-cell office:value-type="string" calcext:value-type="string">
            <text:p>ENAH</text:p>
          </table:table-cell>
          <table:table-cell table:style-name="ce6" office:value-type="string" calcext:value-type="string">
            <text:p><text:a xlink:href="https://en.wikipedia.org/wiki/Ål" xlink:type="simple">Ål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Ål helikopterplass, sjukestug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Ålesund_Heliport,_Hospital" xlink:type="simple">Ålesund Heliport, Hospital</text:a></text:p>
          </table:table-cell>
          <table:table-cell office:value-type="string" calcext:value-type="string">
            <text:p>ENAX</text:p>
          </table:table-cell>
          <table:table-cell table:style-name="ce6" office:value-type="string" calcext:value-type="string">
            <text:p><text:a xlink:href="https://en.wikipedia.org/wiki/Ålesund" xlink:type="simple">Ålesund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Ålesund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uskjell A†</text:p>
          </table:table-cell>
          <table:table-cell office:value-type="string" calcext:value-type="string">
            <text:p>ENX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buskjell F†</text:p>
          </table:table-cell>
          <table:table-cell office:value-type="string" calcext:value-type="string">
            <text:p>ENX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Arendal_Heliport,_Hospital" xlink:type="simple">Arendal Heliport, Hospital</text:a></text:p>
          </table:table-cell>
          <table:table-cell office:value-type="string" calcext:value-type="string">
            <text:p>ENAR</text:p>
          </table:table-cell>
          <table:table-cell table:style-name="ce6" office:value-type="string" calcext:value-type="string">
            <text:p><text:a xlink:href="https://en.wikipedia.org/wiki/Arendal" xlink:type="simple">Arendal</text:a></text:p>
          </table:table-cell>
          <table:table-cell office:value-type="string" calcext:value-type="string">
            <text:p><text:a xlink:href="https://en.wikipedia.org/wiki/Aust-Agder" xlink:type="simple">Aust-Agder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Åseral helikopterplass, Ljosland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Åsgard A</text:p>
          </table:table-cell>
          <table:table-cell office:value-type="string" calcext:value-type="string">
            <text:p>ENU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Åsgard B</text:p>
          </table:table-cell>
          <table:table-cell office:value-type="string" calcext:value-type="string">
            <text:p>ENU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Åsgard C</text:p>
          </table:table-cell>
          <table:table-cell office:value-type="string" calcext:value-type="string">
            <text:p>ENU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der</text:p>
          </table:table-cell>
          <table:table-cell office:value-type="string" calcext:value-type="string">
            <text:p>ENB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_Mobil" xlink:type="simple">Exxon Mobi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entsburg_Heliport,_Heerodden" xlink:type="simple">Barentsburg Heliport, Heerodden</text:a></text:p>
          </table:table-cell>
          <table:table-cell office:value-type="string" calcext:value-type="string">
            <text:p>ENBA</text:p>
          </table:table-cell>
          <table:table-cell table:style-name="ce6" office:value-type="string" calcext:value-type="string">
            <text:p><text:a xlink:href="https://en.wikipedia.org/wiki/Barentsburg" xlink:type="simple">Barentsburg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Arktikugol" xlink:type="simple">Arktikugol</text:a><text:a xlink:href="https://en.wikipedia.org/wiki/List_of_heliports_in_Norway#cite_note-12" xlink:type="simple">[12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Bergen_Heliport,_Grønneviksøren" xlink:type="simple">Bergen Heliport, Grønneviksøren</text:a></text:p>
          </table:table-cell>
          <table:table-cell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Haukeland_University_Hospital" xlink:type="simple">Bergen Heliport, Haukeland Hospital</text:a></text:p>
          </table:table-cell>
          <table:table-cell office:value-type="string" calcext:value-type="string">
            <text:p>ENBX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Bergen_Hospital_Trust" xlink:type="simple">Bergen Hospital Trus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n_Heliport,_Nygårdstangen" xlink:type="simple">Bergen Heliport, Nygårdstangen</text:a>†</text:p>
          </table:table-cell>
          <table:table-cell office:value-type="string" calcext:value-type="string">
            <text:p>ENBG</text:p>
          </table:table-cell>
          <table:table-cell table:style-name="ce6" office:value-type="string" calcext:value-type="string">
            <text:p><text:a xlink:href="https://en.wikipedia.org/wiki/Bergen" xlink:type="simple">Bergen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rdaland_County_Municipality" xlink:type="simple">Hordaland County Municipality</text:a><text:a xlink:href="https://en.wikipedia.org/wiki/List_of_heliports_in_Norway#cite_note-13" xlink:type="simple">[13]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/index.php?title=Bjørnøya_Heliport&amp;action=edit&amp;redlink=1" xlink:type="simple">Bjørnøya Heliport</text:a></text:p>
          </table:table-cell>
          <table:table-cell office:value-type="string" calcext:value-type="string">
            <text:p>ENBJ</text:p>
          </table:table-cell>
          <table:table-cell table:style-name="ce6" office:value-type="string" calcext:value-type="string">
            <text:p><text:a xlink:href="https://en.wikipedia.org/w/index.php?title=Bjørnøya_Radio&amp;action=edit&amp;redlink=1" xlink:type="simple">Bjørnøya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4" xlink:type="simple">[14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ge A</text:p>
          </table:table-cell>
          <table:table-cell office:value-type="string" calcext:value-type="string">
            <text:p>ENQ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Wintershall" xlink:type="simple">Wintershall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ykle Heliport, Hovden</text:p>
          </table:table-cell>
          <table:table-cell table:style-name="ce7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Bykle" xlink:type="simple">Bykle</text:a></text:p>
          </table:table-cell>
          <table:table-cell office:value-type="string" calcext:value-type="string">
            <text:p><text:a xlink:href="https://en.wikipedia.org/wiki/Aust-Agder" xlink:type="simple">Aust-Agder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jellfly</text:p>
          </table:table-cell>
          <table:table-cell office:value-type="string" calcext:value-type="string">
            <text:p>Bykle helikopterplass, Hov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d†</text:p>
          </table:table-cell>
          <table:table-cell office:value-type="string" calcext:value-type="string">
            <text:p>ENX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Drammen_Hospital" xlink:type="simple">Drammen Heliport, Hospital</text:a></text:p>
          </table:table-cell>
          <table:table-cell office:value-type="string" calcext:value-type="string">
            <text:p>ENDH</text:p>
          </table:table-cell>
          <table:table-cell table:style-name="ce6" office:value-type="string" calcext:value-type="string">
            <text:p><text:a xlink:href="https://en.wikipedia.org/wiki/Drammen" xlink:type="simple">Drammen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Drammen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Dombås_Heliport,_Brunshaugen" xlink:type="simple">Dombås Heliport, Brunshaugen</text:a></text:p>
          </table:table-cell>
          <table:table-cell office:value-type="string" calcext:value-type="string">
            <text:p>ENDB</text:p>
          </table:table-cell>
          <table:table-cell table:style-name="ce6" office:value-type="string" calcext:value-type="string">
            <text:p><text:a xlink:href="https://en.wikipedia.org/wiki/Dovre" xlink:type="simple">Dovre</text:a></text:p>
          </table:table-cell>
          <table:table-cell office:value-type="string" calcext:value-type="string">
            <text:p><text:a xlink:href="https://en.wikipedia.org/wiki/Oppland" xlink:type="simple">Opp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Dombås helikopterplass, Brunsh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Draupner_platform" xlink:type="simple">Draupner</text:a></text:p>
          </table:table-cell>
          <table:table-cell office:value-type="string" calcext:value-type="string">
            <text:p>END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Draugen_oil_field" xlink:type="simple">Draugen</text:a></text:p>
          </table:table-cell>
          <table:table-cell office:value-type="string" calcext:value-type="string">
            <text:p>END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Royal_Dutch_Shell" xlink:type="simple">Royal Dutch Shel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da†</text:p>
          </table:table-cell>
          <table:table-cell office:value-type="string" calcext:value-type="string">
            <text:p>ENX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Phillips_Petroleum_Company" xlink:type="simple">Phillips Petroleum Company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kofisk A</text:a></text:p>
          </table:table-cell>
          <table:table-cell office:value-type="string" calcext:value-type="string">
            <text:p>ENX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kofisk H</text:a></text:p>
          </table:table-cell>
          <table:table-cell office:value-type="string" calcext:value-type="string">
            <text:p>ENE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kofisk K</text:a></text:p>
          </table:table-cell>
          <table:table-cell office:value-type="string" calcext:value-type="string">
            <text:p>ENX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kofisk L</text:a></text:p>
          </table:table-cell>
          <table:table-cell office:value-type="string" calcext:value-type="string">
            <text:p>ENL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ldfisk A</text:a></text:p>
          </table:table-cell>
          <table:table-cell office:value-type="string" calcext:value-type="string">
            <text:p>ENX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ldfisk B</text:a></text:p>
          </table:table-cell>
          <table:table-cell office:value-type="string" calcext:value-type="string">
            <text:p>ENX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kofisk" xlink:type="simple">Eldfisk S</text:a></text:p>
          </table:table-cell>
          <table:table-cell office:value-type="string" calcext:value-type="string">
            <text:p>ENW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la</text:p>
          </table:table-cell>
          <table:table-cell office:value-type="string" calcext:value-type="string">
            <text:p>ENXM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Elverum_Hospital" xlink:type="simple">Elverum Heliport, Innlandet Hospital</text:a></text:p>
          </table:table-cell>
          <table:table-cell office:value-type="string" calcext:value-type="string">
            <text:p>ENEL</text:p>
          </table:table-cell>
          <table:table-cell table:style-name="ce6" office:value-type="string" calcext:value-type="string">
            <text:p><text:a xlink:href="https://en.wikipedia.org/wiki/Elverum" xlink:type="simple">Elverum</text:a></text:p>
          </table:table-cell>
          <table:table-cell office:value-type="string" calcext:value-type="string">
            <text:p><text:a xlink:href="https://en.wikipedia.org/wiki/Hedmark" xlink:type="simple">Hedmark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Innlandet_Hospital_Trust" xlink:type="simple">Innlandet Hospital Trust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Fedje_Heliport,_Høgden" xlink:type="simple">Fedje Heliport, Høgden</text:a></text:p>
          </table:table-cell>
          <table:table-cell office:value-type="string" calcext:value-type="string">
            <text:p>ENFJ</text:p>
          </table:table-cell>
          <table:table-cell table:style-name="ce6" office:value-type="string" calcext:value-type="string">
            <text:p><text:a xlink:href="https://en.wikipedia.org/wiki/Fedje" xlink:type="simple">Fedje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edje Municipality</text:p>
          </table:table-cell>
          <table:table-cell office:value-type="string" calcext:value-type="string">
            <text:p>Fedje helikopterplass, Høg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Førde_Heliport,_Central_Hospital" xlink:type="simple">Førde Heliport, Central Hospital</text:a></text:p>
          </table:table-cell>
          <table:table-cell office:value-type="string" calcext:value-type="string">
            <text:p>ENFD</text:p>
          </table:table-cell>
          <table:table-cell table:style-name="ce6" office:value-type="string" calcext:value-type="string">
            <text:p><text:a xlink:href="https://en.wikipedia.org/wiki/Førde" xlink:type="simple">Førde</text:a></text:p>
          </table:table-cell>
          <table:table-cell office:value-type="string" calcext:value-type="string">
            <text:p><text:a xlink:href="https://en.wikipedia.org/wiki/Sogn_og_Fjordane" xlink:type="simple">Sogn og Fjordane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Førde_Hospital_Trust" xlink:type="simple">Førde Hospital Trust</text:a></text:p>
          </table:table-cell>
          <table:table-cell office:value-type="string" calcext:value-type="string">
            <text:p>Førde helikopterplass, sju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Frigg_gas_field" xlink:type="simple">Frigg</text:a>†</text:p>
          </table:table-cell>
          <table:table-cell office:value-type="string" calcext:value-type="string">
            <text:p>ENF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Frigg_gas_field" xlink:type="simple">Frigg CDP1</text:a>†</text:p>
          </table:table-cell>
          <table:table-cell office:value-type="string" calcext:value-type="string">
            <text:p>ENWQ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Frigg_gas_field" xlink:type="simple">Frigg DP2</text:a>†</text:p>
          </table:table-cell>
          <table:table-cell office:value-type="string" calcext:value-type="string">
            <text:p>ENXQ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øy†</text:p>
          </table:table-cell>
          <table:table-cell office:value-type="string" calcext:value-type="string">
            <text:p>ENXY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otal_S.A." xlink:type="simple">Tota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rane_oil_field" xlink:type="simple">Grane</text:a></text:p>
          </table:table-cell>
          <table:table-cell office:value-type="string" calcext:value-type="string">
            <text:p>ENXW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drun</text:p>
          </table:table-cell>
          <table:table-cell office:value-type="string" calcext:value-type="string">
            <text:p>ENW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ullfaks_oil_field" xlink:type="simple">Gullfaks A</text:a></text:p>
          </table:table-cell>
          <table:table-cell office:value-type="string" calcext:value-type="string">
            <text:p>ENG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ullfaks_oil_field" xlink:type="simple">Gullfaks A SPM1</text:a>†</text:p>
          </table:table-cell>
          <table:table-cell office:value-type="string" calcext:value-type="string">
            <text:p>ENQ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ullfaks_oil_field" xlink:type="simple">Gullfaks A SPM2</text:a>†</text:p>
          </table:table-cell>
          <table:table-cell office:value-type="string" calcext:value-type="string">
            <text:p>ENQ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ullfaks_oil_field" xlink:type="simple">Gullfaks B</text:a></text:p>
          </table:table-cell>
          <table:table-cell office:value-type="string" calcext:value-type="string">
            <text:p>ENQ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ullfaks_oil_field" xlink:type="simple">Gullfaks C</text:a></text:p>
          </table:table-cell>
          <table:table-cell office:value-type="string" calcext:value-type="string">
            <text:p>ENG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Gyda_Oil_Field" xlink:type="simple">Gyda</text:a></text:p>
          </table:table-cell>
          <table:table-cell office:value-type="string" calcext:value-type="string">
            <text:p>ENXG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stad Airport, Stangnes South</text:p>
          </table:table-cell>
          <table:table-cell office:value-type="string" calcext:value-type="string">
            <text:p>ENHR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li-Team</text:p>
          </table:table-cell>
          <table:table-cell office:value-type="string" calcext:value-type="string">
            <text:p>Harstad helikopterplass, Stangnes sy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/index.php?title=Harstad_Hospital&amp;action=edit&amp;redlink=1" xlink:type="simple">Harstad Heliport, Hospital</text:a></text:p>
          </table:table-cell>
          <table:table-cell office:value-type="string" calcext:value-type="string">
            <text:p>ENHH</text:p>
          </table:table-cell>
          <table:table-cell table:style-name="ce6" office:value-type="string" calcext:value-type="string">
            <text:p><text:a xlink:href="https://en.wikipedia.org/wiki/Harstad" xlink:type="simple">Harstad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office:value-type="string" calcext:value-type="string">
            <text:p>Harstad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/index.php?title=Haugesund_Hospital&amp;action=edit&amp;redlink=1" xlink:type="simple">Haugesund Heliport, Haugesund Hospital</text:a></text:p>
          </table:table-cell>
          <table:table-cell office:value-type="string" calcext:value-type="string">
            <text:p>ENHX</text:p>
          </table:table-cell>
          <table:table-cell table:style-name="ce6" office:value-type="string" calcext:value-type="string">
            <text:p><text:a xlink:href="https://en.wikipedia.org/wiki/Haugesund" xlink:type="simple">Haugesund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Fonna_Hospital_Trust" xlink:type="simple">Fonna Hospital Trust</text:a></text:p>
          </table:table-cell>
          <table:table-cell office:value-type="string" calcext:value-type="string">
            <text:p>Haugesund helikopterplass, Hauges. sjukehus H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Heidrun_oil_field" xlink:type="simple">Heidrun</text:a></text:p>
          </table:table-cell>
          <table:table-cell office:value-type="string" calcext:value-type="string">
            <text:p>ENH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Heimdal_gas_field" xlink:type="simple">Heimdal</text:a></text:p>
          </table:table-cell>
          <table:table-cell office:value-type="string" calcext:value-type="string">
            <text:p>ENHM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d</text:p>
          </table:table-cell>
          <table:table-cell office:value-type="string" calcext:value-type="string">
            <text:p>ENX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Ringerike_Hospital" xlink:type="simple">Hønefoss Heliport, Ringerike Hospital</text:a></text:p>
          </table:table-cell>
          <table:table-cell office:value-type="string" calcext:value-type="string">
            <text:p>ENRX</text:p>
          </table:table-cell>
          <table:table-cell table:style-name="ce6" office:value-type="string" calcext:value-type="string">
            <text:p><text:a xlink:href="https://en.wikipedia.org/wiki/Ringerike_(municipality)" xlink:type="simple">Ringerike</text:a></text:p>
          </table:table-cell>
          <table:table-cell office:value-type="string" calcext:value-type="string">
            <text:p><text:a xlink:href="https://en.wikipedia.org/wiki/Buskerud" xlink:type="simple">Buskeru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re_Viken_Hospital_Trust" xlink:type="simple">Vestre Viken Hospital Trust</text:a></text:p>
          </table:table-cell>
          <table:table-cell office:value-type="string" calcext:value-type="string">
            <text:p>Hønefoss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/index.php?title=Hopen_Heliport&amp;action=edit&amp;redlink=1" xlink:type="simple">Hopen Heliport</text:a></text:p>
          </table:table-cell>
          <table:table-cell office:value-type="string" calcext:value-type="string">
            <text:p>ENHO</text:p>
          </table:table-cell>
          <table:table-cell table:style-name="ce6" office:value-type="string" calcext:value-type="string">
            <text:p><text:a xlink:href="https://en.wikipedia.org/wiki/Hopen_Radio" xlink:type="simple">Hopen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Norwegian_Meteorological_Institute" xlink:type="simple">Norwegian Meteorological Institute</text:a><text:a xlink:href="https://en.wikipedia.org/wiki/List_of_heliports_in_Norway#cite_note-15" xlink:type="simple">[15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dra</text:p>
          </table:table-cell>
          <table:table-cell office:value-type="string" calcext:value-type="string">
            <text:p>ENQU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/index.php?title=Isfjord_Heliport&amp;action=edit&amp;redlink=1" xlink:type="simple">Isfjord Heliport</text:a></text:p>
          </table:table-cell>
          <table:table-cell office:value-type="string" calcext:value-type="string">
            <text:p>ENIS</text:p>
          </table:table-cell>
          <table:table-cell table:style-name="ce6" office:value-type="string" calcext:value-type="string">
            <text:p><text:a xlink:href="https://en.wikipedia.org/wiki/Isfjord_Radio" xlink:type="simple">Isfjord Radio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Telenor" xlink:type="simple">Telenor</text:a><text:a xlink:href="https://en.wikipedia.org/wiki/List_of_heliports_in_Norway#cite_note-16" xlink:type="simple">[16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sheim helikopterplass, LHL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Jotun A</text:p>
          </table:table-cell>
          <table:table-cell office:value-type="string" calcext:value-type="string">
            <text:p>ENXN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tun B</text:p>
          </table:table-cell>
          <table:table-cell office:value-type="string" calcext:value-type="string">
            <text:p>ENXU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/index.php?title=Kinsarvik_Heliport,_Vetlemoen&amp;action=edit&amp;redlink=1" xlink:type="simple">Kinsarvik Heliport, Vetlemoen</text:a></text:p>
          </table:table-cell>
          <table:table-cell table:style-name="ce7" office:value-type="string" calcext:value-type="string">
            <text:p>—</text:p>
          </table:table-cell>
          <table:table-cell table:style-name="ce6" office:value-type="string" calcext:value-type="string">
            <text:p><text:a xlink:href="https://en.wikipedia.org/wiki/Ullensvang" xlink:type="simple">Ullensvang</text:a></text:p>
          </table:table-cell>
          <table:table-cell office:value-type="string" calcext:value-type="string">
            <text:p><text:a xlink:href="https://en.wikipedia.org/wiki/Hordaland" xlink:type="simple">Hord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Ullensvang Municipality</text:p>
          </table:table-cell>
          <table:table-cell office:value-type="string" calcext:value-type="string">
            <text:p>Kinsarvik helikopterplass, Vetlemo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Sørlandet_Hospital_Kristiansand" xlink:type="simple">Kristiansand Heliport, Hospital</text:a></text:p>
          </table:table-cell>
          <table:table-cell office:value-type="string" calcext:value-type="string">
            <text:p>ENKH</text:p>
          </table:table-cell>
          <table:table-cell table:style-name="ce6" office:value-type="string" calcext:value-type="string">
            <text:p><text:a xlink:href="https://en.wikipedia.org/wiki/Kristiansand" xlink:type="simple">Kristiansand</text:a></text:p>
          </table:table-cell>
          <table:table-cell office:value-type="string" calcext:value-type="string">
            <text:p><text:a xlink:href="https://en.wikipedia.org/wiki/Vest-Agder" xlink:type="simple">Vest-Agder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ospital_of_Southern_Norway" xlink:type="simple">Sørlandet Hospital Trust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/index.php?title=Kristiansund_Hospital&amp;action=edit&amp;redlink=1" xlink:type="simple">Kristiansund Heliport, Hospital</text:a></text:p>
          </table:table-cell>
          <table:table-cell office:value-type="string" calcext:value-type="string">
            <text:p>ENKS</text:p>
          </table:table-cell>
          <table:table-cell table:style-name="ce6" office:value-type="string" calcext:value-type="string">
            <text:p><text:a xlink:href="https://en.wikipedia.org/wiki/Kristiansund" xlink:type="simple">Kristiansund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Kristiansund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n</text:p>
          </table:table-cell>
          <table:table-cell office:value-type="string" calcext:value-type="string">
            <text:p>ENU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vitebjørn</text:p>
          </table:table-cell>
          <table:table-cell office:value-type="string" calcext:value-type="string">
            <text:p>ENQK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anger helikopterplass, sykehuse</text:p>
          </table:table-cell>
          <table:table-cell office:value-type="string" calcext:value-type="string">
            <text:p>ENY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en.wikipedia.org/wiki/Lillehammer_Hospital" xlink:type="simple">Lillehammer Heliport, Innlandet Hospital</text:a></text:p>
          </table:table-cell>
          <table:table-cell office:value-type="string" calcext:value-type="string">
            <text:p>ENLH</text:p>
          </table:table-cell>
          <table:table-cell table:style-name="ce6" office:value-type="string" calcext:value-type="string">
            <text:p><text:a xlink:href="https://en.wikipedia.org/wiki/Lillehammer" xlink:type="simple">Lillehammer</text:a></text:p>
          </table:table-cell>
          <table:table-cell office:value-type="string" calcext:value-type="string">
            <text:p><text:a xlink:href="https://en.wikipedia.org/wiki/Oppland" xlink:type="simple">Opp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Innlandet_Hospital_Trust" xlink:type="simple">Innlandet Hospital Trust</text:a></text:p>
          </table:table-cell>
          <table:table-cell office:value-type="string" calcext:value-type="string">
            <text:p>Lillehammer helikopterplass, Sykehuse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Lørenskog_Heliport,_Ahus" xlink:type="simple">Lørenskog Heliport, Ahus</text:a></text:p>
          </table:table-cell>
          <table:table-cell office:value-type="string" calcext:value-type="string">
            <text:p>ENLX</text:p>
          </table:table-cell>
          <table:table-cell table:style-name="ce6" office:value-type="string" calcext:value-type="string">
            <text:p><text:a xlink:href="https://en.wikipedia.org/wiki/Lørenskog" xlink:type="simple">Lørenskog</text:a></text:p>
          </table:table-cell>
          <table:table-cell office:value-type="string" calcext:value-type="string">
            <text:p><text:a xlink:href="https://en.wikipedia.org/wiki/Akershus" xlink:type="simple">Akershu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Lørenskog helikopterplass, AH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/index.php?title=Molde_Hospital&amp;action=edit&amp;redlink=1" xlink:type="simple">Molde Heliport, Hospital</text:a></text:p>
          </table:table-cell>
          <table:table-cell office:value-type="string" calcext:value-type="string">
            <text:p>ENMP</text:p>
          </table:table-cell>
          <table:table-cell table:style-name="ce6" office:value-type="string" calcext:value-type="string">
            <text:p><text:a xlink:href="https://en.wikipedia.org/wiki/Molde" xlink:type="simple">Molde</text:a></text:p>
          </table:table-cell>
          <table:table-cell office:value-type="string" calcext:value-type="string">
            <text:p><text:a xlink:href="https://en.wikipedia.org/wiki/Møre_og_Romsdal" xlink:type="simple">Møre og Romsdal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Møre_og_Romsdal_Hospital_Trust" xlink:type="simple">Møre og Romsdal Hospital Trust</text:a></text:p>
          </table:table-cell>
          <table:table-cell office:value-type="string" calcext:value-type="string">
            <text:p>Molde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rvik Heliport, Djupvik</text:p>
          </table:table-cell>
          <table:table-cell office:value-type="string" calcext:value-type="string">
            <text:p>ENND</text:p>
          </table:table-cell>
          <table:table-cell table:style-name="ce6" office:value-type="string" calcext:value-type="string">
            <text:p><text:a xlink:href="https://en.wikipedia.org/wiki/Narvik" xlink:type="simple">Narvik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Helitrans" xlink:type="simple">Helitrans</text:a></text:p>
          </table:table-cell>
          <table:table-cell office:value-type="string" calcext:value-type="string">
            <text:p>Narvik helikopterplass, Djupv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rvik helikopterplass, Furumoen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<text:a xlink:href="https://en.wikipedia.org/wiki/Namsos_Hospital" xlink:type="simple">Namsos Heliport, Hospital</text:a></text:p>
          </table:table-cell>
          <table:table-cell office:value-type="string" calcext:value-type="string">
            <text:p>ENNH</text:p>
          </table:table-cell>
          <table:table-cell table:style-name="ce6" office:value-type="string" calcext:value-type="string">
            <text:p><text:a xlink:href="https://en.wikipedia.org/wiki/Namsos" xlink:type="simple">Namsos</text:a></text:p>
          </table:table-cell>
          <table:table-cell office:value-type="string" calcext:value-type="string">
            <text:p><text:a xlink:href="https://en.wikipedia.org/wiki/Nord-Trøndelag" xlink:type="simple">Nord-Trøndelag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d-Trøndelag_Hospital_Trust" xlink:type="simple">Nord-Trøndelag Hospital Trust</text:a></text:p>
          </table:table-cell>
          <table:table-cell office:value-type="string" calcext:value-type="string">
            <text:p>Namsos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jord A</text:p>
          </table:table-cell>
          <table:table-cell office:value-type="string" calcext:value-type="string">
            <text:p>ENNJ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jord B (being upgraded)</text:p>
          </table:table-cell>
          <table:table-cell office:value-type="string" calcext:value-type="string">
            <text:p>Not assigne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Haugesund" xlink:type="simple">Haugesund</text:a></text:p>
          </table:table-cell>
          <table:table-cell office:value-type="string" calcext:value-type="string">
            <text:p>A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rdlandssykehuset Bodø</text:p>
          </table:table-cell>
          <table:table-cell table:style-name="ce8"/>
          <table:table-cell table:style-name="ce11"/>
          <table:table-cell table:style-name="ce8" table:number-columns-repeated="3"/>
          <table:table-cell table:style-name="ce13" table:number-columns-repeated="3"/>
        </table:table-row>
        <table:table-row table:style-name="ro2">
          <table:table-cell office:value-type="string" calcext:value-type="string">
            <text:p><text:a xlink:href="https://en.wikipedia.org/wiki/Norne_oil_field" xlink:type="simple">Norne A</text:a></text:p>
          </table:table-cell>
          <table:table-cell office:value-type="string" calcext:value-type="string">
            <text:p>ENN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wegian_Sea" xlink:type="simple">Norwegian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Oseberg_oil_field" xlink:type="simple">Oseberg A</text:a></text:p>
          </table:table-cell>
          <table:table-cell office:value-type="string" calcext:value-type="string">
            <text:p>ENO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Oseberg_oil_field" xlink:type="simple">Oseberg C</text:a></text:p>
          </table:table-cell>
          <table:table-cell office:value-type="string" calcext:value-type="string">
            <text:p>ENO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Oseberg_East" xlink:type="simple">Oseberg East</text:a></text:p>
          </table:table-cell>
          <table:table-cell office:value-type="string" calcext:value-type="string">
            <text:p>ENQ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Oseberg_South" xlink:type="simple">Oseberg South</text:a></text:p>
          </table:table-cell>
          <table:table-cell office:value-type="string" calcext:value-type="string">
            <text:p>ENQ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Rikshospitalet" xlink:type="simple">Oslo Heliport, Rikshospitalet</text:a></text:p>
          </table:table-cell>
          <table:table-cell office:value-type="string" calcext:value-type="string">
            <text:p>ENR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Rikshospita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lo helikopterplass, Taraldrud</text:p>
          </table:table-cell>
          <table:table-cell office:value-type="string" calcext:value-type="string">
            <text:p>ENTX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<text:a xlink:href="https://en.wikipedia.org/wiki/Oslo_University_Hospital,_Ullevål" xlink:type="simple">Oslo Heliport, Ullevål</text:a></text:p>
          </table:table-cell>
          <table:table-cell office:value-type="string" calcext:value-type="string">
            <text:p>ENUH</text:p>
          </table:table-cell>
          <table:table-cell table:style-name="ce6"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<text:a xlink:href="https://en.wikipedia.org/wiki/Oslo" xlink:type="simple">Oslo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Oslo_University_Hospital" xlink:type="simple">Oslo University Hospital</text:a></text:p>
          </table:table-cell>
          <table:table-cell office:value-type="string" calcext:value-type="string">
            <text:p>Oslo helikopterplass, Ullevå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etrojarl Knarr</text:p>
          </table:table-cell>
          <table:table-cell office:value-type="string" calcext:value-type="string">
            <text:p>ENQ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G_Group" xlink:type="simple">BG Group</text:a>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etrojarl Varg†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Pyramiden_Heliport" xlink:type="simple">Pyramiden Heliport</text:a></text:p>
          </table:table-cell>
          <table:table-cell office:value-type="string" calcext:value-type="string">
            <text:p>ENPY</text:p>
          </table:table-cell>
          <table:table-cell table:style-name="ce6" office:value-type="string" calcext:value-type="string">
            <text:p><text:a xlink:href="https://en.wikipedia.org/wiki/Pyramiden" xlink:type="simple">Pyramiden</text:a></text:p>
          </table:table-cell>
          <table:table-cell office:value-type="string" calcext:value-type="string">
            <text:p><text:a xlink:href="https://en.wikipedia.org/wiki/Svalbard" xlink:type="simple">Svalbar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Arktikugol" xlink:type="simple">Arktikugol</text:a><text:a xlink:href="https://en.wikipedia.org/wiki/List_of_heliports_in_Norway#cite_note-17" xlink:type="simple">[17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nghorne</text:p>
          </table:table-cell>
          <table:table-cell office:value-type="string" calcext:value-type="string">
            <text:p>ENXO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/index.php?title=Sandnessjøen_Hospital&amp;action=edit&amp;redlink=1" xlink:type="simple">Sandnessjøen Heliport, Hospital</text:a></text:p>
          </table:table-cell>
          <table:table-cell office:value-type="string" calcext:value-type="string">
            <text:p>ENSJ</text:p>
          </table:table-cell>
          <table:table-cell table:style-name="ce6" office:value-type="string" calcext:value-type="string">
            <text:p><text:a xlink:href="https://en.wikipedia.org/wiki/Alstahaug" xlink:type="simple">Alstahaug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Helgeland_Hospital_Trust" xlink:type="simple">Helgeland Hospital Trust</text:a></text:p>
          </table:table-cell>
          <table:table-cell office:value-type="string" calcext:value-type="string">
            <text:p>Sandnessjøen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psborg helikopterplass, sykehuset</text:p>
          </table:table-cell>
          <table:table-cell office:value-type="string" calcext:value-type="string">
            <text:p>ENSP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Skarv</text:p>
          </table:table-cell>
          <table:table-cell office:value-type="string" calcext:value-type="string">
            <text:p>ENU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kien_Hospital" xlink:type="simple">Skien Heliport, Hospital</text:a></text:p>
          </table:table-cell>
          <table:table-cell office:value-type="string" calcext:value-type="string">
            <text:p>ENTE</text:p>
          </table:table-cell>
          <table:table-cell table:style-name="ce6" office:value-type="string" calcext:value-type="string">
            <text:p><text:a xlink:href="https://en.wikipedia.org/wiki/Skien" xlink:type="simple">Skien</text:a></text:p>
          </table:table-cell>
          <table:table-cell office:value-type="string" calcext:value-type="string">
            <text:p><text:a xlink:href="https://en.wikipedia.org/wiki/Telemark" xlink:type="simple">Telemark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Telemark_Hospital_Trust" xlink:type="simple">Telemark Hospital Trust</text:a></text:p>
          </table:table-cell>
          <table:table-cell office:value-type="string" calcext:value-type="string">
            <text:p>Skien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Sleipner_gas_field" xlink:type="simple">Sleipner A</text:a></text:p>
          </table:table-cell>
          <table:table-cell office:value-type="string" calcext:value-type="string">
            <text:p>ENSL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leipner_gas_field" xlink:type="simple">Sleipner B</text:a></text:p>
          </table:table-cell>
          <table:table-cell office:value-type="string" calcext:value-type="string">
            <text:p>ENXZ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norre_oil_field" xlink:type="simple">Snorre A</text:a></text:p>
          </table:table-cell>
          <table:table-cell office:value-type="string" calcext:value-type="string">
            <text:p>ENS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norre_oil_field" xlink:type="simple">Snorre B</text:a></text:p>
          </table:table-cell>
          <table:table-cell office:value-type="string" calcext:value-type="string">
            <text:p>ENQ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atfjord" xlink:type="simple">Statfjord A</text:a></text:p>
          </table:table-cell>
          <table:table-cell office:value-type="string" calcext:value-type="string">
            <text:p>ENS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atfjord" xlink:type="simple">Statfjord B</text:a></text:p>
          </table:table-cell>
          <table:table-cell office:value-type="string" calcext:value-type="string">
            <text:p>ENF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atfjord" xlink:type="simple">Statfjord C</text:a>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avanger_Airport,_Forus" xlink:type="simple">Stavanger Heliport, Forus</text:a>†</text:p>
          </table:table-cell>
          <table:table-cell office:value-type="string" calcext:value-type="string">
            <text:p>ENFO</text:p>
          </table:table-cell>
          <table:table-cell table:style-name="ce6" office:value-type="string" calcext:value-type="string">
            <text:p><text:a xlink:href="https://en.wikipedia.org/wiki/Sola,_Norway" xlink:type="simple">Sola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iki/Helikopter_Service" xlink:type="simple">Helikopter Service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avanger_Heliport,_University_Hospital" xlink:type="simple">Stavanger Heliport, University Hospital</text:a></text:p>
          </table:table-cell>
          <table:table-cell office:value-type="string" calcext:value-type="string">
            <text:p>ENSX</text:p>
          </table:table-cell>
          <table:table-cell table:style-name="ce6" office:value-type="string" calcext:value-type="string">
            <text:p><text:a xlink:href="https://en.wikipedia.org/wiki/Stavanger" xlink:type="simple">Stavanger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Stavanger helikopterplass, sentral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inkjer helikopterplass, Norsileiret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Stokmarknes helikopterplass, Nordlandssykehuset </text:p>
          </table:table-cell>
          <table:table-cell office:value-type="string" calcext:value-type="string">
            <text:p>ENSK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Stranda helikopterplass, Beredskapssenteret</text:p>
          </table:table-cell>
          <table:table-cell/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Suldal Heliport, Sand</text:p>
          </table:table-cell>
          <table:table-cell office:value-type="string" calcext:value-type="string">
            <text:p>ENSC</text:p>
          </table:table-cell>
          <table:table-cell table:style-name="ce6" office:value-type="string" calcext:value-type="string">
            <text:p><text:a xlink:href="https://en.wikipedia.org/wiki/Suldal" xlink:type="simple">Suldal</text:a></text:p>
          </table:table-cell>
          <table:table-cell office:value-type="string" calcext:value-type="string">
            <text:p><text:a xlink:href="https://en.wikipedia.org/wiki/Rogaland" xlink:type="simple">Roga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<text:a xlink:href="https://en.wikipedia.org/w/index.php?title=Fonnafly&amp;action=edit&amp;redlink=1" xlink:type="simple">Fonnafly</text:a></text:p>
          </table:table-cell>
          <table:table-cell office:value-type="string" calcext:value-type="string">
            <text:p>Suldal helikopterplass, S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yn Heliport, Langeset</text:p>
          </table:table-cell>
          <table:table-cell office:value-type="string" calcext:value-type="string">
            <text:p>ENLG</text:p>
          </table:table-cell>
          <table:table-cell table:style-name="ce6" office:value-type="string" calcext:value-type="string">
            <text:p><text:a xlink:href="https://en.wikipedia.org/wiki/Stryn" xlink:type="simple">Stryn</text:a></text:p>
          </table:table-cell>
          <table:table-cell office:value-type="string" calcext:value-type="string">
            <text:p><text:a xlink:href="https://en.wikipedia.org/wiki/Sogn_og_Fjordane" xlink:type="simple">Sogn og Fjordane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likopter Utleie</text:p>
          </table:table-cell>
          <table:table-cell office:value-type="string" calcext:value-type="string">
            <text:p>Stryn helikopterplass, Lange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Tambar_oil_field" xlink:type="simple">Tambar</text:a></text:p>
          </table:table-cell>
          <table:table-cell office:value-type="string" calcext:value-type="string">
            <text:p>ENX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Tønsberg_Hospital" xlink:type="simple">Tønsberg Heliport, Hospital</text:a></text:p>
          </table:table-cell>
          <table:table-cell office:value-type="string" calcext:value-type="string">
            <text:p>ENTH</text:p>
          </table:table-cell>
          <table:table-cell table:style-name="ce6" office:value-type="string" calcext:value-type="string">
            <text:p><text:a xlink:href="https://en.wikipedia.org/wiki/Tønsberg" xlink:type="simple">Tønsberg</text:a></text:p>
          </table:table-cell>
          <table:table-cell office:value-type="string" calcext:value-type="string">
            <text:p><text:a xlink:href="https://en.wikipedia.org/wiki/Vestfold" xlink:type="simple">Vestfold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Vestfold_Hospital_Trust" xlink:type="simple">Vestfold Hospital Trust</text:a></text:p>
          </table:table-cell>
          <table:table-cell office:value-type="string" calcext:value-type="string">
            <text:p>Tønsberg helikopterplass, 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Troll_A" xlink:type="simple">Troll A</text:a></text:p>
          </table:table-cell>
          <table:table-cell office:value-type="string" calcext:value-type="string">
            <text:p>ENQ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Troll_gas_field" xlink:type="simple">Troll B</text:a></text:p>
          </table:table-cell>
          <table:table-cell office:value-type="string" calcext:value-type="string">
            <text:p>ENQB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Troll_gas_field" xlink:type="simple">Troll C</text:a></text:p>
          </table:table-cell>
          <table:table-cell office:value-type="string" calcext:value-type="string">
            <text:p>ENQC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Tromsø_Heliport,_University_Hospital" xlink:type="simple">Tromsø Heliport, University Hospital</text:a></text:p>
          </table:table-cell>
          <table:table-cell office:value-type="string" calcext:value-type="string">
            <text:p>ENTU</text:p>
          </table:table-cell>
          <table:table-cell table:style-name="ce6" office:value-type="string" calcext:value-type="string">
            <text:p><text:a xlink:href="https://en.wikipedia.org/wiki/Tromsø" xlink:type="simple">Tromsø</text:a></text:p>
          </table:table-cell>
          <table:table-cell office:value-type="string" calcext:value-type="string">
            <text:p><text:a xlink:href="https://en.wikipedia.org/wiki/Troms" xlink:type="simple">Troms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University_Hospital_of_North_Norway" xlink:type="simple">University Hospital of North Norway</text:a></text:p>
          </table:table-cell>
          <table:table-cell office:value-type="string" calcext:value-type="string">
            <text:p>Tromsø helikopterplass, universitetssykehus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Trondheim_Heliport,_Rosten" xlink:type="simple">Trondheim Heliport, Rosten</text:a></text:p>
          </table:table-cell>
          <table:table-cell office:value-type="string" calcext:value-type="string">
            <text:p>ENRT</text:p>
          </table:table-cell>
          <table:table-cell table:style-name="ce6" office:value-type="string" calcext:value-type="string">
            <text:p><text:a xlink:href="https://en.wikipedia.org/wiki/Trondheim" xlink:type="simple">Trondheim</text:a></text:p>
          </table:table-cell>
          <table:table-cell office:value-type="string" calcext:value-type="string">
            <text:p><text:a xlink:href="https://en.wikipedia.org/wiki/Sør-Trøndelag" xlink:type="simple">Sør-Trøndelag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Norsk_Luftambulanse" xlink:type="simple">Norsk Luftambulanse</text:a></text:p>
          </table:table-cell>
          <table:table-cell office:value-type="string" calcext:value-type="string">
            <text:p>Trondheim helikopterplass, Ro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Røst_Airport" xlink:type="simple">Røst Heliport</text:a>†</text:p>
          </table:table-cell>
          <table:table-cell office:value-type="string" calcext:value-type="string">
            <text:p>ENRS</text:p>
          </table:table-cell>
          <table:table-cell table:style-name="ce6" office:value-type="string" calcext:value-type="string">
            <text:p><text:a xlink:href="https://en.wikipedia.org/wiki/Røst" xlink:type="simple">Røst</text:a></text:p>
          </table:table-cell>
          <table:table-cell office:value-type="string" calcext:value-type="string">
            <text:p><text:a xlink:href="https://en.wikipedia.org/wiki/Nordland" xlink:type="simple">Nordland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øst Municipality<text:a xlink:href="https://en.wikipedia.org/wiki/List_of_heliports_in_Norway#cite_note-vaeroy-5" xlink:type="simple">[5]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St._Olav%27s_University_Hospital" xlink:type="simple">Trondheim Heliport, St Olav's Hospital</text:a></text:p>
          </table:table-cell>
          <table:table-cell office:value-type="string" calcext:value-type="string">
            <text:p>ENTR</text:p>
          </table:table-cell>
          <table:table-cell table:style-name="ce6" office:value-type="string" calcext:value-type="string">
            <text:p><text:a xlink:href="https://en.wikipedia.org/wiki/Trondheim" xlink:type="simple">Trondheim</text:a></text:p>
          </table:table-cell>
          <table:table-cell office:value-type="string" calcext:value-type="string">
            <text:p><text:a xlink:href="https://en.wikipedia.org/wiki/Sør-Trøndelag" xlink:type="simple">Sør-Trøndelag</text:a>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<text:a xlink:href="https://en.wikipedia.org/wiki/St._Olav%27s_Hospital_Trust" xlink:type="simple">St. Olav's Hospital Trust</text:a></text:p>
          </table:table-cell>
          <table:table-cell office:value-type="string" calcext:value-type="string">
            <text:p>Trondheim helikopterplass, St. Olavs Hospi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n.wikipedia.org/wiki/Ula_oil_field" xlink:type="simple">Ula</text:a></text:p>
          </table:table-cell>
          <table:table-cell office:value-type="string" calcext:value-type="string">
            <text:p>ENLA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en.wikipedia.org/wiki/Værøy_Heliport" xlink:type="simple">Værøy Heloport, Tobbisodden</text:a></text:p>
          </table:table-cell>
          <table:table-cell table:style-name="ce9" office:value-type="string" calcext:value-type="string">
            <text:p>ENVR</text:p>
          </table:table-cell>
          <table:table-cell table:style-name="ce9" office:value-type="string" calcext:value-type="string">
            <text:p><text:a xlink:href="https://en.wikipedia.org/wiki/Værøy" xlink:type="simple">Værøy</text:a></text:p>
          </table:table-cell>
          <table:table-cell table:style-name="ce9" office:value-type="string" calcext:value-type="string">
            <text:p><text:a xlink:href="https://en.wikipedia.org/wiki/Nordland" xlink:type="simple">Nordland</text:a></text:p>
          </table:table-cell>
          <table:table-cell table:style-name="ce9" office:value-type="string" calcext:value-type="string">
            <text:p>General</text:p>
          </table:table-cell>
          <table:table-cell table:style-name="ce9" office:value-type="string" calcext:value-type="string">
            <text:p><text:a xlink:href="https://en.wikipedia.org/wiki/Avinor" xlink:type="simple">Avinor</text:a><text:a xlink:href="https://en.wikipedia.org/wiki/List_of_heliports_in_Norway#cite_note-18" xlink:type="simple">[18]</text:a></text:p>
          </table:table-cell>
          <table:table-cell table:style-name="ce14" office:value-type="string" calcext:value-type="string">
            <text:p>Værøy helikopterhavn, Tabbisodden</text:p>
          </table:table-cell>
          <table:table-cell table:style-name="ce14" table:number-columns-repeated="2"/>
        </table:table-row>
        <table:table-row table:style-name="ro2">
          <table:table-cell table:style-name="ce5" office:value-type="string" calcext:value-type="string">
            <text:p>Værøy Heliport, Hanna Bakken-jordet†</text:p>
          </table:table-cell>
          <table:table-cell table:style-name="ce10" office:value-type="string" calcext:value-type="string">
            <text:p>—</text:p>
          </table:table-cell>
          <table:table-cell table:style-name="ce12" office:value-type="string" calcext:value-type="string">
            <text:p><text:a xlink:href="https://en.wikipedia.org/wiki/Værøy" xlink:type="simple">Værøy</text:a></text:p>
          </table:table-cell>
          <table:table-cell table:style-name="ce12" office:value-type="string" calcext:value-type="string">
            <text:p><text:a xlink:href="https://en.wikipedia.org/wiki/Nordland" xlink:type="simple">Nordland</text:a></text:p>
          </table:table-cell>
          <table:table-cell table:style-name="ce12" office:value-type="string" calcext:value-type="string">
            <text:p>General</text:p>
          </table:table-cell>
          <table:table-cell table:style-name="ce12" office:value-type="string" calcext:value-type="string">
            <text:p>Værøy Municipality<text:a xlink:href="https://en.wikipedia.org/wiki/List_of_heliports_in_Norway#cite_note-vaeroy-5" xlink:type="simple">[5]</text:a></text:p>
          </table:table-cell>
          <table:table-cell table:style-name="ce15" table:number-columns-repeated="3"/>
        </table:table-row>
        <table:table-row table:style-name="ro2">
          <table:table-cell office:value-type="string" calcext:value-type="string">
            <text:p>Valemon</text:p>
          </table:table-cell>
          <table:table-cell office:value-type="string" calcext:value-type="string">
            <text:p>ENQW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Valhall_oil_field" xlink:type="simple">Valhall A</text:a></text:p>
          </table:table-cell>
          <table:table-cell office:value-type="string" calcext:value-type="string">
            <text:p>ENV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Valhall_oil_field" xlink:type="simple">Valhall Flank North</text:a></text:p>
          </table:table-cell>
          <table:table-cell office:value-type="string" calcext:value-type="string">
            <text:p>ENXI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Valhall_oil_field" xlink:type="simple">Valhall Flank South</text:a>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en.wikipedia.org/wiki/Valhall_oil_field" xlink:type="simple">Valhall PH</text:a></text:p>
          </table:table-cell>
          <table:table-cell office:value-type="string" calcext:value-type="string">
            <text:p>ENW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BP" xlink:type="simple">BP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rg</text:p>
          </table:table-cell>
          <table:table-cell office:value-type="string" calcext:value-type="string">
            <text:p>ENX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Talisman_Energy" xlink:type="simple">Talisman Energy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slefrikk A</text:p>
          </table:table-cell>
          <table:table-cell office:value-type="string" calcext:value-type="string">
            <text:p>ENQ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slefrikk B</text:p>
          </table:table-cell>
          <table:table-cell office:value-type="string" calcext:value-type="string">
            <text:p>ENVF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und A</text:p>
          </table:table-cell>
          <table:table-cell office:value-type="string" calcext:value-type="string">
            <text:p>ENQV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en.wikipedia.org/wiki/North_Sea" xlink:type="simple">North Sea</text:a>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<text:a xlink:href="https://en.wikipedia.org/wiki/Statoil" xlink:type="simple">Statoil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dal Heliport, Slottelid</text:p>
          </table:table-cell>
          <table:table-cell office:value-type="string" calcext:value-type="string">
            <text:p>ENVS</text:p>
          </table:table-cell>
          <table:table-cell table:style-name="ce6" office:value-type="string" calcext:value-type="string">
            <text:p><text:a xlink:href="https://en.wikipedia.org/wiki/Verdal" xlink:type="simple">Verdal</text:a></text:p>
          </table:table-cell>
          <table:table-cell office:value-type="string" calcext:value-type="string">
            <text:p><text:a xlink:href="https://en.wikipedia.org/wiki/Nord-Trøndelag" xlink:type="simple">Nord-Trøndelag</text:a>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idtnorsk Helikopterservice</text:p>
          </table:table-cell>
          <table:table-cell office:value-type="string" calcext:value-type="string">
            <text:p>Verdal helikopterplass, Slottel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2T19:12:56.887000000</dc:date>
    <meta:editing-duration>PT49M2S</meta:editing-duration>
    <meta:editing-cycles>16</meta:editing-cycles>
    <meta:generator>LibreOffice/7.3.2.2$Windows_X86_64 LibreOffice_project/49f2b1bff42cfccbd8f788c8dc32c1c309559be0</meta:generator>
    <meta:document-statistic meta:table-count="1" meta:cell-count="747" meta:object-count="0"/>
  </office:meta>
</office:document-meta>
</file>